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Liberation Serif" fo:font-size="12pt" fo:font-weight="normal" officeooo:rsid="001c0066" officeooo:paragraph-rsid="000cc34e" style:font-size-asian="12pt" style:font-weight-asian="normal" style:font-size-complex="12pt" style:font-weight-complex="normal"/>
    </style:style>
    <style:style style:name="P2" style:family="paragraph" style:parent-style-name="Standard">
      <style:paragraph-properties style:writing-mode="lr-tb"/>
      <style:text-properties style:font-name="Liberation Serif" fo:font-size="12pt" fo:font-weight="normal" officeooo:rsid="00165b06" officeooo:paragraph-rsid="000cc34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style:writing-mode="lr-tb"/>
      <style:text-properties style:font-name="Liberation Serif" fo:font-size="12pt" fo:font-weight="bold" officeooo:rsid="001c0066" officeooo:paragraph-rsid="000cc34e" style:font-size-asian="12pt" style:font-weight-asian="bold" style:font-size-complex="12pt" style:font-weight-complex="bold"/>
    </style:style>
    <style:style style:name="P4" style:family="paragraph" style:parent-style-name="Standard">
      <style:paragraph-properties style:writing-mode="lr-tb"/>
      <style:text-properties style:font-name="Liberation Serif" fo:font-size="16pt" fo:font-weight="bold" officeooo:rsid="001c0066" officeooo:paragraph-rsid="000cc34e" style:font-size-asian="14pt" style:font-weight-asian="bold" style:font-size-complex="16pt" style:font-weight-complex="bold"/>
    </style:style>
    <style:style style:name="P5" style:family="paragraph" style:parent-style-name="Standard">
      <style:paragraph-properties style:writing-mode="lr-tb"/>
      <style:text-properties style:font-name="Liberation Serif" fo:font-size="12pt" fo:font-weight="bold" officeooo:rsid="001c0066" officeooo:paragraph-rsid="000cc34e" style:font-size-asian="12pt" style:font-weight-asian="bold" style:font-size-complex="12pt" style:font-weight-complex="bold"/>
    </style:style>
    <style:style style:name="P6" style:family="paragraph" style:parent-style-name="Standard">
      <style:paragraph-properties style:writing-mode="lr-tb"/>
      <style:text-properties style:font-name="Liberation Serif" fo:font-size="12pt" fo:font-weight="bold" officeooo:rsid="001c0066" officeooo:paragraph-rsid="000ebd81" style:font-size-asian="12pt" style:font-weight-asian="bold" style:font-size-complex="12pt" style:font-weight-complex="bold"/>
    </style:style>
    <style:style style:name="P7" style:family="paragraph" style:parent-style-name="Standard">
      <style:paragraph-properties style:writing-mode="lr-tb"/>
      <style:text-properties style:font-name="Liberation Serif" fo:font-size="12pt" fo:font-weight="normal" officeooo:rsid="001c0066" officeooo:paragraph-rsid="000ebd8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style:writing-mode="lr-tb"/>
      <style:text-properties style:font-name="Liberation Serif" fo:font-size="12pt" fo:font-weight="normal" officeooo:rsid="00165b06" officeooo:paragraph-rsid="000ebd8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style:writing-mode="lr-tb"/>
      <style:text-properties style:font-name="Liberation Serif" fo:font-size="16pt" fo:font-weight="bold" officeooo:rsid="001c0066" officeooo:paragraph-rsid="000ebd81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 style:writing-mode="lr-tb"/>
      <style:text-properties style:font-name="Liberation Serif" fo:font-size="16pt" fo:font-weight="bold" officeooo:rsid="001c0066" officeooo:paragraph-rsid="000ebd81" style:font-size-asian="14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9460"/>
    </style:style>
    <style:style style:name="T3" style:family="text">
      <style:text-properties officeooo:rsid="00165b06"/>
    </style:style>
    <style:style style:name="T4" style:family="text">
      <style:text-properties officeooo:rsid="0022910e"/>
    </style:style>
    <style:style style:name="T5" style:family="text">
      <style:text-properties officeooo:rsid="003c4730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Use case diagram: <text:span text:style-name="T2">edge deletion </text:span><text:span text:style-name="T3">using environmen</text:span><text:span text:style-name="T4">t </text:span></text:p>
      <text:p text:style-name="P9"/>
      <text:p text:style-name="P7"><text:span text:style-name="T1">Description:</text:span> The User deletes requested edges.</text:p>
      <text:p text:style-name="P7"/>
      <text:p text:style-name="P7"><text:span text:style-name="T1">Actors: </text:span>The User</text:p>
      <text:p text:style-name="P7"/>
      <text:p text:style-name="P7"><text:span text:style-name="T1">Preconditions:</text:span> <text:span text:style-name="T3">The application is running and the</text:span> edge set is not empty.</text:p>
      <text:p text:style-name="P7"/>
      <text:p text:style-name="P7"><text:span text:style-name="T1">Postconditions:</text:span> The set of edges of the Graph is changed <text:span text:style-name="T3">and the requested edge is removed from the MainWindow.</text:span></text:p>
      <text:p text:style-name="P6"/>
      <text:p text:style-name="P6">Main scenario:</text:p>
      <text:p text:style-name="P8">1. The User clicks on the ‘Delete’ tab that is located on the right side of the screen.</text:p>
      <text:p text:style-name="P8">2. The User clicks on the edge they want to delete.</text:p>
      <text:p text:style-name="P8">3. The selected edge is now removed from the edge set.</text:p>
      <text:p text:style-name="P8">4. The selected edge is also removed from the Main Window <text:span text:style-name="T5">and from the list of edges that is displayed on the left side of the screen.</text:span></text:p>
      <text:p text:style-name="P7"/>
      <text:p text:style-name="P6">Alternative scenarios:/</text:p>
      <text:p text:style-name="P6"/>
      <text:p text:style-name="P6">Additional information:<text:span text:style-name="T6"> Non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7T22:21:35.758835485</meta:creation-date>
    <dc:date>2022-12-31T15:58:57.230194847</dc:date>
    <meta:editing-duration>PT1M4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121" meta:character-count="687" meta:non-whitespace-character-count="577"/>
  </office:meta>
</office:document-meta>
</file>